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normal" officeooo:rsid="000a16be" officeooo:paragraph-rsid="000a16b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48b1" officeooo:paragraph-rsid="000448b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6ddc" officeooo:paragraph-rsid="00086dd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a16be" officeooo:paragraph-rsid="000a16b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082c" officeooo:paragraph-rsid="000c082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48b1" officeooo:paragraph-rsid="000448b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16be" officeooo:paragraph-rsid="000a16b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20pt" fo:font-weight="bold" style:font-weight-asian="bold" style:font-weight-complex="bold"/>
    </style:style>
    <style:style style:name="T6" style:family="text">
      <style:text-properties fo:font-size="22pt" fo:font-weight="bold" style:font-weight-asian="bold" style:font-weight-complex="bold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0 – Hold Shift &amp; Check Checkboxes</text:p>
      <text:p text:style-name="P2"/>
      <text:p text:style-name="P7"><text:span text:style-name="T7">Challenge :</text:span> why I am unable to add event listener to checkbox &amp; for the event ‘onchange’.</text:p>
      <text:p text:style-name="P7">The event ‘onchange’ is for form,</text:p>
      <text:p text:style-name="P7">try using ‘change’ event to see if the box is ticked or not.</text:p>
      <text:p text:style-name="P7"/>
      <text:p text:style-name="P3">The <text:span text:style-name="Source_20_Text">change</text:span> event is fired for <text:a xlink:type="simple" xlink:href="https://developer.mozilla.org/en-US/docs/Web/HTML/Element/input" text:style-name="Internet_20_link" text:visited-style-name="Visited_20_Internet_20_Link"><text:span text:style-name="Source_20_Text">&lt;input&gt;</text:span></text:a>, <text:a xlink:type="simple" xlink:href="https://developer.mozilla.org/en-US/docs/Web/HTML/Element/select" text:style-name="Internet_20_link" text:visited-style-name="Visited_20_Internet_20_Link"><text:span text:style-name="Source_20_Text">&lt;select&gt;</text:span></text:a>, and <text:a xlink:type="simple" xlink:href="https://developer.mozilla.org/en-US/docs/Web/HTML/Element/textarea" text:style-name="Internet_20_link" text:visited-style-name="Visited_20_Internet_20_Link"><text:span text:style-name="Source_20_Text">&lt;textarea&gt;</text:span></text:a> elements when an alteration to the element's value is committed by the user. Unlike the <text:a xlink:type="simple" xlink:href="https://developer.mozilla.org/en-US/docs/Web/API/HTMLElement/input_event" text:style-name="Internet_20_link" text:visited-style-name="Visited_20_Internet_20_Link"><text:span text:style-name="Source_20_Text">input</text:span></text:a> event, the <text:span text:style-name="Source_20_Text">change</text:span> event is not necessarily fired for each alteration to an element's <text:span text:style-name="Source_20_Text">value</text:span>.</text:p>
      <text:p text:style-name="P7"/>
      <text:p text:style-name="P7"/>
      <text:p text:style-name="P4">Learning:</text:p>
      <text:p text:style-name="P4">CSS selector reference &amp; pseudo selector are important</text:p>
      <text:p text:style-name="P4"/>
      <text:p text:style-name="P5">input:checked + p{}</text:p>
      <text:p text:style-name="P8">The <text:span text:style-name="T8">element+element</text:span> selector is used to select an element that is directly after another specific element.</text:p>
      <text:p text:style-name="P8"/>
      <text:p text:style-name="P1">The <text:span text:style-name="Strong_20_Emphasis"><text:span text:style-name="Source_20_Text">:checked</text:span></text:span> <text:a xlink:type="simple" xlink:href="https://developer.mozilla.org/en-US/docs/Web/CSS" text:style-name="Internet_20_link" text:visited-style-name="Visited_20_Internet_20_Link">CSS</text:a> <text:a xlink:type="simple" xlink:href="https://developer.mozilla.org/en-US/docs/CSS/Pseudo-classes" text:style-name="Internet_20_link" text:visited-style-name="Visited_20_Internet_20_Link">pseudo-class</text:a> selector represents any <text:span text:style-name="Strong_20_Emphasis">radio </text:span>(<text:a xlink:type="simple" xlink:href="https://developer.mozilla.org/en-US/docs/Web/HTML/Element/input/radio" text:style-name="Internet_20_link" text:visited-style-name="Visited_20_Internet_20_Link"><text:span text:style-name="Source_20_Text">&lt;input type="radio"&gt;</text:span></text:a>), <text:span text:style-name="Strong_20_Emphasis">checkbox </text:span>(<text:a xlink:type="simple" xlink:href="https://developer.mozilla.org/en-US/docs/Web/HTML/Element/input/checkbox" text:style-name="Internet_20_link" text:visited-style-name="Visited_20_Internet_20_Link"><text:span text:style-name="Source_20_Text">&lt;input type="checkbox"&gt;</text:span></text:a>), or <text:span text:style-name="Strong_20_Emphasis">option</text:span> (<text:a xlink:type="simple" xlink:href="https://developer.mozilla.org/en-US/docs/Web/HTML/Element/option" text:style-name="Internet_20_link" text:visited-style-name="Visited_20_Internet_20_Link"><text:span text:style-name="Source_20_Text">&lt;option&gt;</text:span></text:a> in a <text:a xlink:type="simple" xlink:href="https://developer.mozilla.org/en-US/docs/Web/HTML/Element/select" text:style-name="Internet_20_link" text:visited-style-name="Visited_20_Internet_20_Link"><text:span text:style-name="Source_20_Text">&lt;select&gt;</text:span></text:a>) element that is checked or toggled to an <text:span text:style-name="Source_20_Text">on</text:span> state.</text:p>
      <text:p text:style-name="P8">The user can engage this state by checking/selecting an element, or disengage it by unchecking/deselecting the element.</text:p>
      <text:p text:style-name="P8"/>
      <text:p text:style-name="P8"/>
      <text:p text:style-name="P6">Reading: </text:p>
      <text:p text:style-name="P6">[ <text:a xlink:type="simple" xlink:href="https://developer.mozilla.org/en-US/docs/Web/CSS/Pseudo-classes" text:style-name="Internet_20_link" text:visited-style-name="Visited_20_Internet_20_Link"><text:span text:style-name="T9">https://developer.mozilla.org/en-US/docs/Web/CSS/Pseudo-classes</text:span></text:a><text:span text:style-name="T9"> 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3T20:36:18.495686035</meta:creation-date>
    <dc:date>2021-01-23T23:47:43.238542798</dc:date>
    <meta:editing-duration>PT3H11M20S</meta:editing-duration>
    <meta:editing-cycles>10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13" meta:word-count="161" meta:character-count="1053" meta:non-whitespace-character-count="903"/>
  </office:meta>
</office:document-meta>
</file>